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1800000018001D0F96.png"/>
  <manifest:file-entry manifest:media-type="image/png" manifest:full-path="Pictures/1000020100000018000000188852F1D7.png"/>
  <manifest:file-entry manifest:media-type="image/png" manifest:full-path="Pictures/100002010000001800000018C335E4AC.png"/>
  <manifest:file-entry manifest:media-type="image/png" manifest:full-path="Pictures/1000020100000018000000185E7BC954.png"/>
  <manifest:file-entry manifest:media-type="image/png" manifest:full-path="Pictures/100002010000001800000018FA7CBCF2.png"/>
  <manifest:file-entry manifest:media-type="image/png" manifest:full-path="Pictures/100002010000001800000018C4F50D9E.png"/>
  <manifest:file-entry manifest:media-type="image/png" manifest:full-path="Pictures/100002010000001800000018B7CCEC4D.png"/>
  <manifest:file-entry manifest:media-type="image/png" manifest:full-path="Pictures/10000201000000180000001830B98992.png"/>
  <manifest:file-entry manifest:media-type="image/png" manifest:full-path="Pictures/10000201000000180000001839909BF1.png"/>
  <manifest:file-entry manifest:media-type="image/png" manifest:full-path="Pictures/1000020100000018000000183E2F4FA2.png"/>
  <manifest:file-entry manifest:media-type="image/png" manifest:full-path="Pictures/1000020100000018000000182C21F6BC.png"/>
  <manifest:file-entry manifest:media-type="image/png" manifest:full-path="Pictures/100002010000001800000018D6FAC356.png"/>
  <manifest:file-entry manifest:media-type="image/png" manifest:full-path="Pictures/1000020100000018000000184DD8B1FF.png"/>
  <manifest:file-entry manifest:media-type="image/png" manifest:full-path="Pictures/1000020100000018000000188863D4D1.png"/>
  <manifest:file-entry manifest:media-type="image/png" manifest:full-path="Pictures/10000201000000180000001880869468.png"/>
  <manifest:file-entry manifest:media-type="image/png" manifest:full-path="Pictures/10000201000000180000001834EABD0D.png"/>
  <manifest:file-entry manifest:media-type="image/png" manifest:full-path="Pictures/1000020100000018000000188E9A69EC.png"/>
  <manifest:file-entry manifest:media-type="image/png" manifest:full-path="Pictures/100002010000001800000018061B237E.png"/>
  <manifest:file-entry manifest:media-type="image/png" manifest:full-path="Pictures/10000201000000180000001845E80D52.png"/>
  <manifest:file-entry manifest:media-type="image/png" manifest:full-path="Pictures/10000201000000180000001852E3EC51.png"/>
  <manifest:file-entry manifest:media-type="image/png" manifest:full-path="Pictures/100002010000001800000018B97E84F8.png"/>
  <manifest:file-entry manifest:media-type="image/png" manifest:full-path="Pictures/1000020100000018000000184B205D26.png"/>
  <manifest:file-entry manifest:media-type="image/png" manifest:full-path="Pictures/100002010000001800000018F69CFB19.png"/>
  <manifest:file-entry manifest:media-type="image/png" manifest:full-path="Pictures/1000020100000018000000186A6CC9B7.png"/>
  <manifest:file-entry manifest:media-type="image/png" manifest:full-path="Pictures/1000020100000018000000185E868896.png"/>
  <manifest:file-entry manifest:media-type="image/png" manifest:full-path="Pictures/100002010000001800000018E59AF22C.png"/>
  <manifest:file-entry manifest:media-type="image/png" manifest:full-path="Pictures/100002010000001800000018BEFB43ED.png"/>
  <manifest:file-entry manifest:media-type="image/png" manifest:full-path="Pictures/10000201000000180000001877D21350.png"/>
  <manifest:file-entry manifest:media-type="image/png" manifest:full-path="Pictures/100002010000001800000018BBA3275F.png"/>
  <manifest:file-entry manifest:media-type="image/png" manifest:full-path="Pictures/100002010000001800000018219D0542.png"/>
  <manifest:file-entry manifest:media-type="image/png" manifest:full-path="Pictures/100002010000001800000018CF232864.png"/>
  <manifest:file-entry manifest:media-type="image/png" manifest:full-path="Pictures/100002010000001800000018E48153A0.png"/>
  <manifest:file-entry manifest:media-type="image/png" manifest:full-path="Pictures/1000020100000018000000187D9E8F90.png"/>
  <manifest:file-entry manifest:media-type="image/png" manifest:full-path="Pictures/100002010000001800000018BBEAC6FF.png"/>
  <manifest:file-entry manifest:media-type="image/png" manifest:full-path="Pictures/100002010000001800000018CF656FE0.png"/>
  <manifest:file-entry manifest:media-type="image/png" manifest:full-path="Pictures/1000020100000018000000180FFCBA07.png"/>
  <manifest:file-entry manifest:media-type="image/png" manifest:full-path="Pictures/100002010000001800000018A6EE0C0E.png"/>
  <manifest:file-entry manifest:media-type="image/png" manifest:full-path="Pictures/100002010000001800000018A06F81C5.png"/>
  <manifest:file-entry manifest:media-type="image/png" manifest:full-path="Pictures/1000020100000018000000183685E5FC.png"/>
  <manifest:file-entry manifest:media-type="image/png" manifest:full-path="Pictures/1000020100000018000000182986D54C.png"/>
  <manifest:file-entry manifest:media-type="image/png" manifest:full-path="Pictures/100002010000001800000018F121BFBE.png"/>
  <manifest:file-entry manifest:media-type="image/png" manifest:full-path="Pictures/10000201000000180000001894207E7C.png"/>
  <manifest:file-entry manifest:media-type="image/png" manifest:full-path="Pictures/1000020100000018000000189AF75985.png"/>
  <manifest:file-entry manifest:media-type="image/png" manifest:full-path="Pictures/1000020100000018000000185F1507D0.png"/>
  <manifest:file-entry manifest:media-type="image/png" manifest:full-path="Pictures/100002010000001800000018ACE5CDCF.png"/>
  <manifest:file-entry manifest:media-type="image/png" manifest:full-path="Pictures/100002010000001800000018E1A26771.png"/>
  <manifest:file-entry manifest:media-type="image/png" manifest:full-path="Pictures/10000201000000180000001891807357.png"/>
  <manifest:file-entry manifest:media-type="image/png" manifest:full-path="Pictures/100002010000001800000018E4E1DCA7.png"/>
  <manifest:file-entry manifest:media-type="image/png" manifest:full-path="Pictures/100002010000001800000018A9A3FB9B.png"/>
  <manifest:file-entry manifest:media-type="image/png" manifest:full-path="Pictures/1000020100000018000000189174C4F3.png"/>
  <manifest:file-entry manifest:media-type="image/png" manifest:full-path="Pictures/1000020100000018000000183D9A18DB.png"/>
  <manifest:file-entry manifest:media-type="image/png" manifest:full-path="Pictures/1000020100000018000000181CD0A951.png"/>
  <manifest:file-entry manifest:media-type="image/png" manifest:full-path="Pictures/100002010000001800000018C0B47D80.png"/>
  <manifest:file-entry manifest:media-type="image/png" manifest:full-path="Pictures/10000201000000180000001899BF5FAA.png"/>
  <manifest:file-entry manifest:media-type="image/png" manifest:full-path="Pictures/1000020100000018000000184D01FE67.png"/>
  <manifest:file-entry manifest:media-type="image/png" manifest:full-path="Pictures/1000020100000018000000187763EC82.png"/>
  <manifest:file-entry manifest:media-type="image/png" manifest:full-path="Pictures/10000201000000180000001895221C0F.png"/>
  <manifest:file-entry manifest:media-type="image/png" manifest:full-path="Pictures/100002010000001800000018DA787018.png"/>
  <manifest:file-entry manifest:media-type="image/png" manifest:full-path="Pictures/100002010000001800000018179FB424.png"/>
  <manifest:file-entry manifest:media-type="image/png" manifest:full-path="Pictures/100002010000001800000018C85C199B.png"/>
  <manifest:file-entry manifest:media-type="image/png" manifest:full-path="Pictures/10000201000000180000001876A9BD55.png"/>
  <manifest:file-entry manifest:media-type="image/png" manifest:full-path="Pictures/100002010000001800000018117DEAA5.png"/>
  <manifest:file-entry manifest:media-type="image/png" manifest:full-path="Pictures/1000020100000018000000185DF658AF.png"/>
  <manifest:file-entry manifest:media-type="image/png" manifest:full-path="Pictures/10000201000000180000001839B30A1B.png"/>
  <manifest:file-entry manifest:media-type="image/png" manifest:full-path="Pictures/100002010000001800000018CA496325.png"/>
  <manifest:file-entry manifest:media-type="image/png" manifest:full-path="Pictures/100002010000001800000018A865A5F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62cm"/>
    </style:style>
    <style:style style:name="Tabla1.B" style:family="table-column">
      <style:table-column-properties style:column-width="2.09cm"/>
    </style:style>
    <style:style style:name="Tabla1.C" style:family="table-column">
      <style:table-column-properties style:column-width="6.482cm"/>
    </style:style>
    <style:style style:name="Tabla1.D" style:family="table-column">
      <style:table-column-properties style:column-width="1.879cm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99ccff" fo:padding="0.097cm" fo:border="0.002cm solid #000000">
        <style:background-image/>
      </style:table-cell-properties>
    </style:style>
    <style:style style:name="Tabla1.2" style:family="table-row">
      <style:table-row-properties style:min-row-height="1.196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8" style:family="table-row">
      <style:table-row-properties style:keep-together="false" fo:keep-together="always"/>
    </style:style>
    <style:style style:name="Tabla1.33" style:family="table-row">
      <style:table-row-properties style:min-row-height="0.568cm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background-color="#00ffff"/>
    </style:style>
    <style:style style:name="P3" style:family="paragraph" style:parent-style-name="Table_20_Contents">
      <style:text-properties fo:font-size="15pt" fo:background-color="#00ff00" style:font-size-asian="15pt" style:font-size-complex="15pt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CONOS GENERALES DE EDIT, FILE Y GTK DE GENOME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nombre archivo</text:p>
          </table:table-cell>
          <table:table-cell table:style-name="Tabla1.A1" office:value-type="string">
            <text:p text:style-name="Table_20_Contents">Icono</text:p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>Icono</text:p>
          </table:table-cell>
        </table:table-row>
        <table:table-row table:style-name="Tabla1.2">
          <table:table-cell table:style-name="Tabla1.A2" office:value-type="string">
            <text:p text:style-name="P2">edit-clear.png </text:p>
          </table:table-cell>
          <table:table-cell table:style-name="Tabla1.A2" office:value-type="string">
            <text:p text:style-name="Table_20_Contents"><draw:frame draw:style-name="fr1" draw:name="gráficos4" text:anchor-type="paragraph" svg:width="1.028cm" svg:height="0.997cm" draw:z-index="0"><draw:image xlink:href="Pictures/100002010000001800000018F121BFBE.png" xlink:type="simple" xlink:show="embed" xlink:actuate="onLoad"/></draw:frame></text:p>
          </table:table-cell>
          <table:table-cell table:style-name="Tabla1.A2" office:value-type="string">
            <text:p text:style-name="P2">edit.copy.png</text:p>
          </table:table-cell>
          <table:table-cell table:style-name="Tabla1.D2" office:value-type="string">
            <text:p text:style-name="Table_20_Contents"><draw:frame draw:style-name="fr1" draw:name="gráficos5" text:anchor-type="paragraph" svg:width="0.882cm" svg:height="0.938cm" draw:z-index="1"><draw:image xlink:href="Pictures/1000020100000018000000187D9E8F9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edit-cut.png</text:p>
          </table:table-cell>
          <table:table-cell table:style-name="Tabla1.A2" office:value-type="string">
            <text:p text:style-name="Table_20_Contents"><draw:frame draw:style-name="fr1" draw:name="gráficos6" text:anchor-type="paragraph" svg:width="0.912cm" svg:height="0.935cm" draw:z-index="2"><draw:image xlink:href="Pictures/100002010000001800000018BBA3275F.png" xlink:type="simple" xlink:show="embed" xlink:actuate="onLoad"/></draw:frame></text:p>
          </table:table-cell>
          <table:table-cell table:style-name="Tabla1.A2" office:value-type="string">
            <text:p text:style-name="P2">edit-delete.png</text:p>
          </table:table-cell>
          <table:table-cell table:style-name="Tabla1.D2" office:value-type="string">
            <text:p text:style-name="Table_20_Contents"><draw:frame draw:style-name="fr1" draw:name="gráficos7" text:anchor-type="paragraph" svg:width="0.97cm" svg:height="1.023cm" draw:z-index="3"><draw:image xlink:href="Pictures/100002010000001800000018FA7CBCF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edit-find.png</text:p>
          </table:table-cell>
          <table:table-cell table:style-name="Tabla1.A2" office:value-type="string">
            <text:p text:style-name="P2"><draw:frame draw:style-name="fr2" draw:name="gráficos8" text:anchor-type="paragraph" svg:width="0.882cm" svg:height="0.997cm" draw:z-index="4"><draw:image xlink:href="Pictures/10000201000000180000001877D21350.png" xlink:type="simple" xlink:show="embed" xlink:actuate="onLoad"/></draw:frame></text:p>
          </table:table-cell>
          <table:table-cell table:style-name="Tabla1.A2" office:value-type="string">
            <text:p text:style-name="P2">edit-find-replace.png</text:p>
          </table:table-cell>
          <table:table-cell table:style-name="Tabla1.D2" office:value-type="string">
            <text:p text:style-name="Table_20_Contents"><draw:frame draw:style-name="fr2" draw:name="gráficos9" text:anchor-type="paragraph" svg:width="0.912cm" svg:height="1.055cm" draw:z-index="5"><draw:image xlink:href="Pictures/100002010000001800000018061B237E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edit.paste.png</text:p>
          </table:table-cell>
          <table:table-cell table:style-name="Tabla1.A2" office:value-type="string">
            <text:p text:style-name="P2"><draw:frame draw:style-name="fr1" draw:name="gráficos10" text:anchor-type="paragraph" svg:width="0.882cm" svg:height="1.06cm" draw:z-index="6"><draw:image xlink:href="Pictures/1000020100000018000000185DF658AF.png" xlink:type="simple" xlink:show="embed" xlink:actuate="onLoad"/></draw:frame></text:p>
          </table:table-cell>
          <table:table-cell table:style-name="Tabla1.A2" office:value-type="string">
            <text:p text:style-name="P2">edit-redo.png</text:p>
          </table:table-cell>
          <table:table-cell table:style-name="Tabla1.D2" office:value-type="string">
            <text:p text:style-name="Table_20_Contents"><draw:frame draw:style-name="fr1" draw:name="gráficos11" text:anchor-type="paragraph" svg:width="0.912cm" svg:height="1.09cm" draw:z-index="7"><draw:image xlink:href="Pictures/100002010000001800000018C0B47D8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edit-redo-rtl.png</text:p>
          </table:table-cell>
          <table:table-cell table:style-name="Tabla1.A2" office:value-type="string">
            <text:p text:style-name="P2"><draw:frame draw:style-name="fr1" draw:name="gráficos12" text:anchor-type="paragraph" svg:width="0.882cm" svg:height="1.053cm" draw:z-index="8"><draw:image xlink:href="Pictures/100002010000001800000018BBEAC6FF.png" xlink:type="simple" xlink:show="embed" xlink:actuate="onLoad"/></draw:frame></text:p>
          </table:table-cell>
          <table:table-cell table:style-name="Tabla1.A2" office:value-type="string">
            <text:p text:style-name="P2">edit-select-all-png</text:p>
          </table:table-cell>
          <table:table-cell table:style-name="Tabla1.D2" office:value-type="string">
            <text:p text:style-name="Table_20_Contents"><draw:frame draw:style-name="fr1" draw:name="gráficos13" text:anchor-type="paragraph" svg:width="0.912cm" svg:height="1.051cm" draw:z-index="9"><draw:image xlink:href="Pictures/1000020100000018000000187763EC8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edit-undo.png</text:p>
          </table:table-cell>
          <table:table-cell table:style-name="Tabla1.A2" office:value-type="string">
            <text:p text:style-name="Table_20_Contents"><draw:frame draw:style-name="fr1" draw:name="gráficos14" text:anchor-type="paragraph" svg:width="1cm" svg:height="1.016cm" draw:z-index="10"><draw:image xlink:href="Pictures/100002010000001800000018CF656FE0.png" xlink:type="simple" xlink:show="embed" xlink:actuate="onLoad"/></draw:frame></text:p>
          </table:table-cell>
          <table:table-cell table:style-name="Tabla1.A2" office:value-type="string">
            <text:p text:style-name="Table_20_Contents">edit-undo-rtl.png</text:p>
          </table:table-cell>
          <table:table-cell table:style-name="Tabla1.D2" office:value-type="string">
            <text:p text:style-name="Table_20_Contents"><draw:frame draw:style-name="fr1" draw:name="gráficos15" text:anchor-type="paragraph" svg:width="0.97cm" svg:height="0.875cm" draw:z-index="11"><draw:image xlink:href="Pictures/1000020100000018000000185E7BC954.png" xlink:type="simple" xlink:show="embed" xlink:actuate="onLoad"/></draw:frame></text:p>
          </table:table-cell>
        </table:table-row>
        <table:table-row table:style-name="Tabla1.8">
          <table:table-cell table:style-name="Tabla1.A2" office:value-type="string">
            <text:p text:style-name="Table_20_Contents">Los siguientes iconos están como acceso directo (sin guión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filefind.png</text:p>
          </table:table-cell>
          <table:table-cell table:style-name="Tabla1.A2" office:value-type="string">
            <text:p text:style-name="Table_20_Contents"><draw:frame draw:style-name="fr1" draw:name="gráficos16" text:anchor-type="paragraph" svg:width="0.912cm" svg:height="1.078cm" draw:z-index="12"><draw:image xlink:href="Pictures/10000201000000180000001877D21350.png" xlink:type="simple" xlink:show="embed" xlink:actuate="onLoad"/></draw:frame></text:p>
          </table:table-cell>
          <table:table-cell table:style-name="Tabla1.A2" office:value-type="string">
            <text:p text:style-name="P2">filenew.png</text:p>
          </table:table-cell>
          <table:table-cell table:style-name="Tabla1.D2" office:value-type="string">
            <text:p text:style-name="Table_20_Contents"><draw:frame draw:style-name="fr1" draw:name="gráficos17" text:anchor-type="paragraph" svg:width="0.912cm" svg:height="0.99cm" draw:z-index="13"><draw:image xlink:href="Pictures/100002010000001800000018A9A3FB9B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fileopen.png</text:p>
          </table:table-cell>
          <table:table-cell table:style-name="Tabla1.A2" office:value-type="string">
            <text:p text:style-name="P2"><draw:frame draw:style-name="fr1" draw:name="gráficos18" text:anchor-type="paragraph" svg:width="1cm" svg:height="1.051cm" draw:z-index="14"><draw:image xlink:href="Pictures/100002010000001800000018B97E84F8.png" xlink:type="simple" xlink:show="embed" xlink:actuate="onLoad"/></draw:frame></text:p>
          </table:table-cell>
          <table:table-cell table:style-name="Tabla1.A2" office:value-type="string">
            <text:p text:style-name="P2">fileprint.png</text:p>
          </table:table-cell>
          <table:table-cell table:style-name="Tabla1.D2" office:value-type="string">
            <text:p text:style-name="Table_20_Contents"><draw:frame draw:style-name="fr1" draw:name="gráficos19" text:anchor-type="paragraph" svg:width="0.824cm" svg:height="1.014cm" draw:z-index="15"><draw:image xlink:href="Pictures/100002010000001800000018DA787018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filequickprint.png</text:p>
          </table:table-cell>
          <table:table-cell table:style-name="Tabla1.A2" office:value-type="string">
            <text:p text:style-name="P2"><draw:frame draw:style-name="fr1" draw:name="gráficos20" text:anchor-type="paragraph" svg:width="0.97cm" svg:height="0.915cm" draw:z-index="16"><draw:image xlink:href="Pictures/1000020100000018000000182C21F6BC.png" xlink:type="simple" xlink:show="embed" xlink:actuate="onLoad"/></draw:frame></text:p>
          </table:table-cell>
          <table:table-cell table:style-name="Tabla1.A2" office:value-type="string">
            <text:p text:style-name="P2">filesave.png</text:p>
          </table:table-cell>
          <table:table-cell table:style-name="Tabla1.D2" office:value-type="string">
            <text:p text:style-name="Table_20_Contents"><draw:frame draw:style-name="fr1" draw:name="gráficos21" text:anchor-type="paragraph" svg:width="0.94cm" svg:height="1.035cm" draw:z-index="17"><draw:image xlink:href="Pictures/1000020100000018000000185E868896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filesaveas.png</text:p>
          </table:table-cell>
          <table:table-cell table:style-name="Tabla1.A2" office:value-type="string">
            <text:p text:style-name="Table_20_Contents"><draw:frame draw:style-name="fr3" draw:name="gráficos22" text:anchor-type="paragraph" svg:x="0.609cm" svg:y="0.148cm" svg:width="1.117cm" svg:height="1.081cm" draw:z-index="18"><draw:image xlink:href="Pictures/10000201000000180000001834EABD0D.png" xlink:type="simple" xlink:show="embed" xlink:actuate="onLoad"/></draw:frame></text:p>
          </table:table-cell>
          <table:table-cell table:style-name="Tabla1.A2" office:value-type="string">
            <text:p text:style-name="P2"/>
            <text:p text:style-name="P2"/>
            <text:p text:style-name="P3">GTK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gtk-about.png</text:p>
          </table:table-cell>
          <table:table-cell table:style-name="Tabla1.A2" office:value-type="string">
            <text:p text:style-name="P2"><draw:frame draw:style-name="fr1" draw:name="gráficos23" text:anchor-type="paragraph" svg:width="1.219cm" svg:height="1.295cm" draw:z-index="19"><draw:image xlink:href="Pictures/100002010000001800000018001D0F96.png" xlink:type="simple" xlink:show="embed" xlink:actuate="onLoad"/></draw:frame></text:p>
          </table:table-cell>
          <table:table-cell table:style-name="Tabla1.A2" office:value-type="string">
            <text:p text:style-name="P2">gtk-add.png</text:p>
          </table:table-cell>
          <table:table-cell table:style-name="Tabla1.D2" office:value-type="string">
            <text:p text:style-name="Table_20_Contents"><draw:frame draw:style-name="fr1" draw:name="gráficos24" text:anchor-type="paragraph" svg:width="1.058cm" svg:height="1.288cm" draw:z-index="20"><draw:image xlink:href="Pictures/1000020100000018000000184DD8B1FF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bold.png</text:p>
          </table:table-cell>
          <table:table-cell table:style-name="Tabla1.A2" office:value-type="string">
            <text:p text:style-name="P2"><draw:frame draw:style-name="fr1" draw:name="gráficos25" text:anchor-type="paragraph" svg:width="0.882cm" svg:height="1.058cm" draw:z-index="21"><draw:image xlink:href="Pictures/10000201000000180000001852E3EC51.png" xlink:type="simple" xlink:show="embed" xlink:actuate="onLoad"/></draw:frame></text:p>
          </table:table-cell>
          <table:table-cell table:style-name="Tabla1.A2" office:value-type="string">
            <text:p text:style-name="P2">gtk-cancel.png</text:p>
          </table:table-cell>
          <table:table-cell table:style-name="Tabla1.D2" office:value-type="string">
            <text:p text:style-name="Table_20_Contents"><draw:frame draw:style-name="fr1" draw:name="gráficos26" text:anchor-type="paragraph" svg:width="0.97cm" svg:height="0.97cm" draw:z-index="22"><draw:image xlink:href="Pictures/1000020100000018000000180FFCBA07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4">gtk-clear.png</text:p>
          </table:table-cell>
          <table:table-cell table:style-name="Tabla1.A2" office:value-type="string">
            <text:p text:style-name="P4"><draw:frame draw:style-name="fr3" draw:name="gráficos27" text:anchor-type="paragraph" svg:x="0.522cm" svg:y="0.273cm" svg:width="0.912cm" svg:height="1.111cm" draw:z-index="23"><draw:image xlink:href="Pictures/100002010000001800000018F121BFBE.png" xlink:type="simple" xlink:show="embed" xlink:actuate="onLoad"/></draw:frame></text:p>
          </table:table-cell>
          <table:table-cell table:style-name="Tabla1.A2" office:value-type="string">
            <text:p text:style-name="P2">gtk-close.png</text:p>
          </table:table-cell>
          <table:table-cell table:style-name="Tabla1.D2" office:value-type="string">
            <text:p text:style-name="Table_20_Contents"><draw:frame draw:style-name="fr1" draw:name="gráficos28" text:anchor-type="paragraph" svg:width="0.882cm" svg:height="0.965cm" draw:z-index="24"><draw:image xlink:href="Pictures/100002010000001800000018CA49632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copy.png</text:p>
          </table:table-cell>
          <table:table-cell table:style-name="Tabla1.A2" office:value-type="string">
            <text:p text:style-name="P4"><draw:frame draw:style-name="fr1" draw:name="gráficos29" text:anchor-type="paragraph" svg:width="0.912cm" svg:height="0.963cm" draw:z-index="25"><draw:image xlink:href="Pictures/1000020100000018000000187D9E8F90.png" xlink:type="simple" xlink:show="embed" xlink:actuate="onLoad"/></draw:frame></text:p>
          </table:table-cell>
          <table:table-cell table:style-name="Tabla1.A2" office:value-type="string">
            <text:p text:style-name="P4">gtk-cut.png</text:p>
          </table:table-cell>
          <table:table-cell table:style-name="Tabla1.D2" office:value-type="string">
            <text:p text:style-name="Table_20_Contents"><draw:frame draw:style-name="fr1" draw:name="gráficos30" text:anchor-type="paragraph" svg:width="0.912cm" svg:height="0.87cm" draw:z-index="26"><draw:image xlink:href="Pictures/100002010000001800000018BBA3275F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delete.png</text:p>
          </table:table-cell>
          <table:table-cell table:style-name="Tabla1.A2" office:value-type="string">
            <text:p text:style-name="P4"><draw:frame draw:style-name="fr1" draw:name="gráficos31" text:anchor-type="paragraph" svg:width="0.852cm" svg:height="1.011cm" draw:z-index="27"><draw:image xlink:href="Pictures/100002010000001800000018FA7CBCF2.png" xlink:type="simple" xlink:show="embed" xlink:actuate="onLoad"/></draw:frame></text:p>
          </table:table-cell>
          <table:table-cell table:style-name="Tabla1.A2" office:value-type="string">
            <text:p text:style-name="P2">gtk-execute.png</text:p>
          </table:table-cell>
          <table:table-cell table:style-name="Tabla1.D2" office:value-type="string">
            <text:p text:style-name="P4"><draw:frame draw:style-name="fr1" draw:name="gráficos32" text:anchor-type="paragraph" svg:width="0.882cm" svg:height="0.953cm" draw:z-index="28"><draw:image xlink:href="Pictures/1000020100000018000000184D01FE6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find.png</text:p>
          </table:table-cell>
          <table:table-cell table:style-name="Tabla1.A2" office:value-type="string">
            <text:p text:style-name="P4"><draw:frame draw:style-name="fr1" draw:name="gráficos33" text:anchor-type="paragraph" svg:width="1.058cm" svg:height="1.062cm" draw:z-index="29"><draw:image xlink:href="Pictures/10000201000000180000001877D21350.png" xlink:type="simple" xlink:show="embed" xlink:actuate="onLoad"/></draw:frame></text:p>
          </table:table-cell>
          <table:table-cell table:style-name="Tabla1.A2" office:value-type="string">
            <text:p text:style-name="P4">gtk-find-and-replace.png</text:p>
          </table:table-cell>
          <table:table-cell table:style-name="Tabla1.D2" office:value-type="string">
            <text:p text:style-name="P4"><draw:frame draw:style-name="fr1" draw:name="gráficos34" text:anchor-type="paragraph" svg:width="0.97cm" svg:height="1.092cm" draw:z-index="30"><draw:image xlink:href="Pictures/100002010000001800000018061B237E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fullscreen.png</text:p>
          </table:table-cell>
          <table:table-cell table:style-name="Tabla1.A2" office:value-type="string">
            <text:p text:style-name="P4"><draw:frame draw:style-name="fr1" draw:name="gráficos35" text:anchor-type="paragraph" svg:width="1cm" svg:height="0.937cm" draw:z-index="31"><draw:image xlink:href="Pictures/10000201000000180000001894207E7C.png" xlink:type="simple" xlink:show="embed" xlink:actuate="onLoad"/></draw:frame></text:p>
          </table:table-cell>
          <table:table-cell table:style-name="Tabla1.A2" office:value-type="string">
            <text:p text:style-name="P2">gtk-go-back-ltr.png</text:p>
          </table:table-cell>
          <table:table-cell table:style-name="Tabla1.D2" office:value-type="string">
            <text:p text:style-name="P4"><draw:frame draw:style-name="fr1" draw:name="gráficos36" text:anchor-type="paragraph" svg:width="0.94cm" svg:height="0.937cm" draw:z-index="32"><draw:image xlink:href="Pictures/100002010000001800000018F69CFB1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go-back-rtl.png</text:p>
          </table:table-cell>
          <table:table-cell table:style-name="Tabla1.A2" office:value-type="string">
            <text:p text:style-name="P4"><draw:frame draw:style-name="fr1" draw:name="gráficos37" text:anchor-type="paragraph" svg:width="0.882cm" svg:height="1.018cm" draw:z-index="33"><draw:image xlink:href="Pictures/10000201000000180000001895221C0F.png" xlink:type="simple" xlink:show="embed" xlink:actuate="onLoad"/></draw:frame></text:p>
          </table:table-cell>
          <table:table-cell table:style-name="Tabla1.A2" office:value-type="string">
            <text:p text:style-name="P2">gtk-go-down.png</text:p>
          </table:table-cell>
          <table:table-cell table:style-name="Tabla1.D2" office:value-type="string">
            <text:p text:style-name="P4"><draw:frame draw:style-name="fr1" draw:name="gráficos39" text:anchor-type="paragraph" svg:width="0.97cm" svg:height="0.841cm" draw:z-index="34"><draw:image xlink:href="Pictures/1000020100000018000000189174C4F3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go-forward-ltr.png</text:p>
          </table:table-cell>
          <table:table-cell table:style-name="Tabla1.A2" office:value-type="string">
            <text:p text:style-name="P4"><draw:frame draw:style-name="fr2" draw:name="gráficos40" text:anchor-type="paragraph" svg:width="0.912cm" svg:height="1.02cm" draw:z-index="35"><draw:image xlink:href="Pictures/10000201000000180000001895221C0F.png" xlink:type="simple" xlink:show="embed" xlink:actuate="onLoad"/></draw:frame></text:p>
          </table:table-cell>
          <table:table-cell table:style-name="Tabla1.A2" office:value-type="string">
            <text:p text:style-name="P4">gtk-go-forward-rtl.png</text:p>
          </table:table-cell>
          <table:table-cell table:style-name="Tabla1.D2" office:value-type="string">
            <text:p text:style-name="P4"><draw:frame draw:style-name="fr2" draw:name="gráficos41" text:anchor-type="paragraph" svg:width="1.028cm" svg:height="0.933cm" draw:z-index="36"><draw:image xlink:href="Pictures/100002010000001800000018F69CFB1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goto-bottom.png</text:p>
          </table:table-cell>
          <table:table-cell table:style-name="Tabla1.A2" office:value-type="string">
            <text:p text:style-name="P4"><draw:frame draw:style-name="fr1" draw:name="gráficos42" text:anchor-type="paragraph" svg:width="0.97cm" svg:height="1.132cm" draw:z-index="37"><draw:image xlink:href="Pictures/100002010000001800000018A865A5F5.png" xlink:type="simple" xlink:show="embed" xlink:actuate="onLoad"/></draw:frame></text:p>
          </table:table-cell>
          <table:table-cell table:style-name="Tabla1.A2" office:value-type="string">
            <text:p text:style-name="P2">gtk-goto-first-ltr.png</text:p>
          </table:table-cell>
          <table:table-cell table:style-name="Tabla1.D2" office:value-type="string">
            <text:p text:style-name="P4"><draw:frame draw:style-name="fr1" draw:name="gráficos43" text:anchor-type="paragraph" svg:width="1cm" svg:height="1.161cm" draw:z-index="38"><draw:image xlink:href="Pictures/100002010000001800000018E4E1DCA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goto-first-ltr.png</text:p>
          </table:table-cell>
          <table:table-cell table:style-name="Tabla1.A2" office:value-type="string">
            <text:p text:style-name="P4"><draw:frame draw:style-name="fr1" draw:name="gráficos44" text:anchor-type="paragraph" svg:width="1.117cm" svg:height="0.977cm" draw:z-index="39"><draw:image xlink:href="Pictures/1000020100000018000000188E9A69EC.png" xlink:type="simple" xlink:show="embed" xlink:actuate="onLoad"/></draw:frame></text:p>
          </table:table-cell>
          <table:table-cell table:style-name="Tabla1.A2" office:value-type="string">
            <text:p text:style-name="P2">gtk-goto-last-ltr.png</text:p>
          </table:table-cell>
          <table:table-cell table:style-name="Tabla1.D2" office:value-type="string">
            <text:p text:style-name="P4"><draw:frame draw:style-name="fr1" draw:name="gráficos45" text:anchor-type="paragraph" svg:width="0.94cm" svg:height="1.007cm" draw:z-index="40"><draw:image xlink:href="Pictures/1000020100000018000000188E9A69E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goto-last-rtl.png</text:p>
          </table:table-cell>
          <table:table-cell table:style-name="Tabla1.A2" office:value-type="string">
            <text:p text:style-name="P4"><draw:frame draw:style-name="fr1" draw:name="gráficos46" text:anchor-type="paragraph" svg:width="0.882cm" svg:height="0.998cm" draw:z-index="41"><draw:image xlink:href="Pictures/100002010000001800000018E4E1DCA7.png" xlink:type="simple" xlink:show="embed" xlink:actuate="onLoad"/></draw:frame></text:p>
          </table:table-cell>
          <table:table-cell table:style-name="Tabla1.A2" office:value-type="string">
            <text:p text:style-name="P2">gtk-goto-top.png</text:p>
          </table:table-cell>
          <table:table-cell table:style-name="Tabla1.D2" office:value-type="string">
            <text:p text:style-name="P4"><draw:frame draw:style-name="fr1" draw:name="gráficos47" text:anchor-type="paragraph" svg:width="0.97cm" svg:height="0.933cm" draw:z-index="42"><draw:image xlink:href="Pictures/100002010000001800000018D6FAC356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go-up.png</text:p>
          </table:table-cell>
          <table:table-cell table:style-name="Tabla1.A2" office:value-type="string">
            <text:p text:style-name="P4"><draw:frame draw:style-name="fr1" draw:name="gráficos48" text:anchor-type="paragraph" svg:width="1.028cm" svg:height="0.942cm" draw:z-index="43"><draw:image xlink:href="Pictures/100002010000001800000018A6EE0C0E.png" xlink:type="simple" xlink:show="embed" xlink:actuate="onLoad"/></draw:frame></text:p>
          </table:table-cell>
          <table:table-cell table:style-name="Tabla1.A2" office:value-type="string">
            <text:p text:style-name="P2">gtk-help-png</text:p>
          </table:table-cell>
          <table:table-cell table:style-name="Tabla1.D2" office:value-type="string">
            <text:p text:style-name="P4"><draw:frame draw:style-name="fr1" draw:name="gráficos49" text:anchor-type="paragraph" svg:width="0.852cm" svg:height="1.03cm" draw:z-index="44"><draw:image xlink:href="Pictures/10000201000000180000001880869468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home.png</text:p>
          </table:table-cell>
          <table:table-cell table:style-name="Tabla1.A2" office:value-type="string">
            <text:p text:style-name="P4"><draw:frame draw:style-name="fr1" draw:name="gráficos50" text:anchor-type="paragraph" svg:width="0.912cm" svg:height="0.933cm" draw:z-index="45"><draw:image xlink:href="Pictures/100002010000001800000018E48153A0.png" xlink:type="simple" xlink:show="embed" xlink:actuate="onLoad"/></draw:frame></text:p>
          </table:table-cell>
          <table:table-cell table:style-name="Tabla1.A2" office:value-type="string">
            <text:p text:style-name="P2">gtk-indent-ltr.png</text:p>
          </table:table-cell>
          <table:table-cell table:style-name="Tabla1.D2" office:value-type="string">
            <text:p text:style-name="P4"><draw:frame draw:style-name="fr1" draw:name="gráficos51" text:anchor-type="paragraph" svg:width="0.912cm" svg:height="1.021cm" draw:z-index="46"><draw:image xlink:href="Pictures/1000020100000018000000184B205D26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indent.rtl.png</text:p>
          </table:table-cell>
          <table:table-cell table:style-name="Tabla1.A2" office:value-type="string">
            <text:p text:style-name="P2"><draw:frame draw:style-name="fr1" draw:name="gráficos52" text:anchor-type="paragraph" svg:width="0.97cm" svg:height="0.908cm" draw:z-index="47"><draw:image xlink:href="Pictures/100002010000001800000018117DEAA5.png" xlink:type="simple" xlink:show="embed" xlink:actuate="onLoad"/></draw:frame></text:p>
          </table:table-cell>
          <table:table-cell table:style-name="Tabla1.A2" office:value-type="string">
            <text:p text:style-name="P2">gtk-italic.png</text:p>
          </table:table-cell>
          <table:table-cell table:style-name="Tabla1.D2" office:value-type="string">
            <text:p text:style-name="P4"><draw:frame draw:style-name="fr1" draw:name="gráficos53" text:anchor-type="paragraph" svg:width="0.912cm" svg:height="1.014cm" draw:z-index="48"><draw:image xlink:href="Pictures/1000020100000018000000181CD0A95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jump-to-ltr.png</text:p>
          </table:table-cell>
          <table:table-cell table:style-name="Tabla1.A2" office:value-type="string">
            <text:p text:style-name="P4"><draw:frame draw:style-name="fr1" draw:name="gráficos54" text:anchor-type="paragraph" svg:width="1.058cm" svg:height="0.93cm" draw:z-index="49"><draw:image xlink:href="Pictures/10000201000000180000001891807357.png" xlink:type="simple" xlink:show="embed" xlink:actuate="onLoad"/></draw:frame></text:p>
          </table:table-cell>
          <table:table-cell table:style-name="Tabla1.A2" office:value-type="string">
            <text:p text:style-name="P4">gtk-jump-to-rtl.png</text:p>
          </table:table-cell>
          <table:table-cell table:style-name="Tabla1.D2" office:value-type="string">
            <text:p text:style-name="P4"><draw:frame draw:style-name="fr1" draw:name="gráficos55" text:anchor-type="paragraph" svg:width="0.677cm" svg:height="0.677cm" draw:z-index="50"><draw:image xlink:href="Pictures/10000201000000180000001891807357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2">gtk-justify-center.png</text:p>
          </table:table-cell>
          <table:table-cell table:style-name="Tabla1.A2" office:value-type="string">
            <text:p text:style-name="P2"><draw:frame draw:style-name="fr1" draw:name="gráficos56" text:anchor-type="paragraph" svg:width="0.882cm" svg:height="0.935cm" draw:z-index="51"><draw:image xlink:href="Pictures/100002010000001800000018C85C199B.png" xlink:type="simple" xlink:show="embed" xlink:actuate="onLoad"/></draw:frame></text:p>
          </table:table-cell>
          <table:table-cell table:style-name="Tabla1.A2" office:value-type="string">
            <text:p text:style-name="P2">gtk-justify-fill.png</text:p>
          </table:table-cell>
          <table:table-cell table:style-name="Tabla1.D2" office:value-type="string">
            <text:p text:style-name="P4"><draw:frame draw:style-name="fr1" draw:name="gráficos57" text:anchor-type="paragraph" svg:width="0.94cm" svg:height="0.965cm" draw:z-index="52"><draw:image xlink:href="Pictures/1000020100000018000000183D9A18DB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justify-left.png</text:p>
          </table:table-cell>
          <table:table-cell table:style-name="Tabla1.A2" office:value-type="string">
            <text:p text:style-name="P2"><draw:frame draw:style-name="fr1" draw:name="gráficos58" text:anchor-type="paragraph" svg:width="0.882cm" svg:height="0.908cm" draw:z-index="53"><draw:image xlink:href="Pictures/100002010000001800000018C4F50D9E.png" xlink:type="simple" xlink:show="embed" xlink:actuate="onLoad"/></draw:frame></text:p>
          </table:table-cell>
          <table:table-cell table:style-name="Tabla1.A2" office:value-type="string">
            <text:p text:style-name="P2">gtk-justify-right.png</text:p>
          </table:table-cell>
          <table:table-cell table:style-name="Tabla1.D2" office:value-type="string">
            <text:p text:style-name="P4"><draw:frame draw:style-name="fr1" draw:name="gráficos59" text:anchor-type="paragraph" svg:width="0.912cm" svg:height="0.848cm" draw:z-index="54"><draw:image xlink:href="Pictures/10000201000000180000001839B30A1B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leave-fullscreen.png</text:p>
          </table:table-cell>
          <table:table-cell table:style-name="Tabla1.A2" office:value-type="string">
            <text:p text:style-name="P4"><draw:frame draw:style-name="fr1" draw:name="gráficos60" text:anchor-type="paragraph" svg:width="0.97cm" svg:height="0.93cm" draw:z-index="55"><draw:image xlink:href="Pictures/1000020100000018000000186A6CC9B7.png" xlink:type="simple" xlink:show="embed" xlink:actuate="onLoad"/></draw:frame></text:p>
          </table:table-cell>
          <table:table-cell table:style-name="Tabla1.A2" office:value-type="string">
            <text:p text:style-name="P2">gtk-media-forward.ltr.png</text:p>
          </table:table-cell>
          <table:table-cell table:style-name="Tabla1.D2" office:value-type="string">
            <text:p text:style-name="P4"><draw:frame draw:style-name="fr1" draw:name="gráficos61" text:anchor-type="paragraph" svg:width="0.94cm" svg:height="0.96cm" draw:z-index="56"><draw:image xlink:href="Pictures/100002010000001800000018A06F81C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media-forward.rtl.png</text:p>
          </table:table-cell>
          <table:table-cell table:style-name="Tabla1.A2" office:value-type="string">
            <text:p text:style-name="P4"><draw:frame draw:style-name="fr1" draw:name="gráficos62" text:anchor-type="paragraph" svg:width="1cm" svg:height="0.951cm" draw:z-index="57"><draw:image xlink:href="Pictures/100002010000001800000018B7CCEC4D.png" xlink:type="simple" xlink:show="embed" xlink:actuate="onLoad"/></draw:frame></text:p>
          </table:table-cell>
          <table:table-cell table:style-name="Tabla1.A2" office:value-type="string">
            <text:p text:style-name="P2">gtk-media-next-ltr.png</text:p>
          </table:table-cell>
          <table:table-cell table:style-name="Tabla1.D2" office:value-type="string">
            <text:p text:style-name="P4"><draw:frame draw:style-name="fr1" draw:name="gráficos63" text:anchor-type="paragraph" svg:width="1cm" svg:height="1.011cm" draw:z-index="58"><draw:image xlink:href="Pictures/100002010000001800000018E59AF22C.png" xlink:type="simple" xlink:show="embed" xlink:actuate="onLoad"/></draw:frame></text:p>
          </table:table-cell>
        </table:table-row>
        <table:table-row table:style-name="Tabla1.33">
          <table:table-cell table:style-name="Tabla1.A2" office:value-type="string">
            <text:p text:style-name="P2">gtk-media-next-rtl.png</text:p>
          </table:table-cell>
          <table:table-cell table:style-name="Tabla1.A2" office:value-type="string">
            <text:p text:style-name="P4"><draw:frame draw:style-name="fr1" draw:name="gráficos1" text:anchor-type="paragraph" svg:width="0.94cm" svg:height="1.044cm" draw:z-index="95"><draw:image xlink:href="Pictures/10000201000000180000001899BF5FAA.png" xlink:type="simple" xlink:show="embed" xlink:actuate="onLoad"/></draw:frame></text:p>
          </table:table-cell>
          <table:table-cell table:style-name="Tabla1.A2" office:value-type="string">
            <text:p text:style-name="P2">gtk-media-pause.png</text:p>
          </table:table-cell>
          <table:table-cell table:style-name="Tabla1.D2" office:value-type="string">
            <text:p text:style-name="P4"><draw:frame draw:style-name="fr1" draw:name="gráficos65" text:anchor-type="paragraph" svg:width="0.882cm" svg:height="0.993cm" draw:z-index="59"><draw:image xlink:href="Pictures/100002010000001800000018E1A2677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media-play-ltr.png</text:p>
          </table:table-cell>
          <table:table-cell table:style-name="Tabla1.A2" office:value-type="string">
            <text:p text:style-name="P4"><draw:frame draw:style-name="fr1" draw:name="gráficos66" text:anchor-type="paragraph" svg:width="1.117cm" svg:height="1.044cm" draw:z-index="60"><draw:image xlink:href="Pictures/100002010000001800000018C335E4AC.png" xlink:type="simple" xlink:show="embed" xlink:actuate="onLoad"/></draw:frame></text:p>
          </table:table-cell>
          <table:table-cell table:style-name="Tabla1.A2" office:value-type="string">
            <text:p text:style-name="P5">gtk-media-previous-ltr.png</text:p>
          </table:table-cell>
          <table:table-cell table:style-name="Tabla1.D2" office:value-type="string">
            <text:p text:style-name="P4"><draw:frame draw:style-name="fr1" draw:name="gráficos67" text:anchor-type="paragraph" svg:width="0.94cm" svg:height="1.044cm" draw:z-index="61"><draw:image xlink:href="Pictures/10000201000000180000001899BF5FAA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media-previous-ltr.png</text:p>
          </table:table-cell>
          <table:table-cell table:style-name="Tabla1.A2" office:value-type="string">
            <text:p text:style-name="P2"><draw:frame draw:style-name="fr1" draw:name="gráficos68" text:anchor-type="paragraph" svg:width="1.058cm" svg:height="1.065cm" draw:z-index="62"><draw:image xlink:href="Pictures/100002010000001800000018E59AF22C.png" xlink:type="simple" xlink:show="embed" xlink:actuate="onLoad"/></draw:frame></text:p>
          </table:table-cell>
          <table:table-cell table:style-name="Tabla1.A2" office:value-type="string">
            <text:p text:style-name="P2">gtk-media-record.png</text:p>
          </table:table-cell>
          <table:table-cell table:style-name="Tabla1.D2" office:value-type="string">
            <text:p text:style-name="P4"><draw:frame draw:style-name="fr3" draw:name="gráficos69" text:anchor-type="paragraph" svg:x="0.503cm" svg:y="0cm" svg:width="0.94cm" svg:height="1.007cm" draw:z-index="63"><draw:image xlink:href="Pictures/10000201000000180000001876A9BD5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media-rewind-ltr.png</text:p>
          </table:table-cell>
          <table:table-cell table:style-name="Tabla1.A2" office:value-type="string">
            <text:p text:style-name="P4"><draw:frame draw:style-name="fr1" draw:name="gráficos70" text:anchor-type="paragraph" svg:width="1.058cm" svg:height="1.088cm" draw:z-index="64"><draw:image xlink:href="Pictures/100002010000001800000018B7CCEC4D.png" xlink:type="simple" xlink:show="embed" xlink:actuate="onLoad"/></draw:frame></text:p>
          </table:table-cell>
          <table:table-cell table:style-name="Tabla1.A2" office:value-type="string">
            <text:p text:style-name="P4">gtk-media-rewind-rtl.png</text:p>
          </table:table-cell>
          <table:table-cell table:style-name="Tabla1.D2" office:value-type="string">
            <text:p text:style-name="P4"><draw:frame draw:style-name="fr1" draw:name="gráficos71" text:anchor-type="paragraph" svg:width="1.088cm" svg:height="0.882cm" draw:z-index="65"><draw:image xlink:href="Pictures/100002010000001800000018A06F81C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media-stop.png</text:p>
          </table:table-cell>
          <table:table-cell table:style-name="Tabla1.A2" office:value-type="string">
            <text:p text:style-name="P4"><draw:frame draw:style-name="fr1" draw:name="gráficos72" text:anchor-type="paragraph" svg:width="1.117cm" svg:height="0.956cm" draw:z-index="66"><draw:image xlink:href="Pictures/10000201000000180000001845E80D52.png" xlink:type="simple" xlink:show="embed" xlink:actuate="onLoad"/></draw:frame></text:p>
          </table:table-cell>
          <table:table-cell table:style-name="Tabla1.A2" office:value-type="string">
            <text:p text:style-name="P4">gtk-new.png</text:p>
          </table:table-cell>
          <table:table-cell table:style-name="Tabla1.D2" office:value-type="string">
            <text:p text:style-name="P4"><draw:frame draw:style-name="fr3" draw:name="gráficos73" text:anchor-type="paragraph" svg:x="0.503cm" svg:y="0cm" svg:width="0.97cm" svg:height="0.986cm" draw:z-index="67"><draw:image xlink:href="Pictures/100002010000001800000018A9A3FB9B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open.png</text:p>
          </table:table-cell>
          <table:table-cell table:style-name="Tabla1.A2" office:value-type="string">
            <text:p text:style-name="P4"><draw:frame draw:style-name="fr1" draw:name="gráficos74" text:anchor-type="paragraph" svg:width="1cm" svg:height="0.981cm" draw:z-index="68"><draw:image xlink:href="Pictures/100002010000001800000018B97E84F8.png" xlink:type="simple" xlink:show="embed" xlink:actuate="onLoad"/></draw:frame></text:p>
          </table:table-cell>
          <table:table-cell table:style-name="Tabla1.A2" office:value-type="string">
            <text:p text:style-name="P4">gtk-paste.png</text:p>
          </table:table-cell>
          <table:table-cell table:style-name="Tabla1.D2" office:value-type="string">
            <text:p text:style-name="P4"><draw:frame draw:style-name="fr1" draw:name="gráficos75" text:anchor-type="paragraph" svg:width="0.97cm" svg:height="0.953cm" draw:z-index="69"><draw:image xlink:href="Pictures/1000020100000018000000185DF658AF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print.png</text:p>
          </table:table-cell>
          <table:table-cell table:style-name="Tabla1.A2" office:value-type="string">
            <text:p text:style-name="P4"><draw:frame draw:style-name="fr1" draw:name="gráficos76" text:anchor-type="paragraph" svg:width="1cm" svg:height="0.993cm" draw:z-index="70"><draw:image xlink:href="Pictures/100002010000001800000018DA787018.png" xlink:type="simple" xlink:show="embed" xlink:actuate="onLoad"/></draw:frame></text:p>
          </table:table-cell>
          <table:table-cell table:style-name="Tabla1.A2" office:value-type="string">
            <text:p text:style-name="P4">gtk-print-preview.png</text:p>
          </table:table-cell>
          <table:table-cell table:style-name="Tabla1.D2" office:value-type="string">
            <text:p text:style-name="P4"><draw:frame draw:style-name="fr1" draw:name="gráficos77" text:anchor-type="paragraph" svg:width="1cm" svg:height="0.915cm" draw:z-index="71"><draw:image xlink:href="Pictures/1000020100000018000000182C21F6B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properties.png</text:p>
          </table:table-cell>
          <table:table-cell table:style-name="Tabla1.A2" office:value-type="string">
            <text:p text:style-name="P2"><draw:frame draw:style-name="fr1" draw:name="gráficos78" text:anchor-type="paragraph" svg:width="1cm" svg:height="1.143cm" draw:z-index="72"><draw:image xlink:href="Pictures/100002010000001800000018ACE5CDCF.png" xlink:type="simple" xlink:show="embed" xlink:actuate="onLoad"/></draw:frame></text:p>
          </table:table-cell>
          <table:table-cell table:style-name="Tabla1.A2" office:value-type="string">
            <text:p text:style-name="P2">gtk-quit.png</text:p>
          </table:table-cell>
          <table:table-cell table:style-name="Tabla1.D2" office:value-type="string">
            <text:p text:style-name="P4"><draw:frame draw:style-name="fr1" draw:name="gráficos79" text:anchor-type="paragraph" svg:width="0.94cm" svg:height="0.995cm" draw:z-index="73"><draw:image xlink:href="Pictures/1000020100000018000000183E2F4FA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redo-ltr.png</text:p>
          </table:table-cell>
          <table:table-cell table:style-name="Tabla1.A2" office:value-type="string">
            <text:p text:style-name="P4"><draw:frame draw:style-name="fr1" draw:name="gráficos80" text:anchor-type="paragraph" svg:width="1cm" svg:height="0.991cm" draw:z-index="74"><draw:image xlink:href="Pictures/100002010000001800000018C0B47D80.png" xlink:type="simple" xlink:show="embed" xlink:actuate="onLoad"/></draw:frame></text:p>
          </table:table-cell>
          <table:table-cell table:style-name="Tabla1.A2" office:value-type="string">
            <text:p text:style-name="P2">gtk-refresh.png</text:p>
          </table:table-cell>
          <table:table-cell table:style-name="Tabla1.D2" office:value-type="string">
            <text:p text:style-name="P4"><draw:frame draw:style-name="fr1" draw:name="gráficos81" text:anchor-type="paragraph" svg:width="1.028cm" svg:height="1.08cm" draw:z-index="75"><draw:image xlink:href="Pictures/100002010000001800000018179FB424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remove.png</text:p>
          </table:table-cell>
          <table:table-cell table:style-name="Tabla1.A2" office:value-type="string">
            <text:p text:style-name="P2"><draw:frame draw:style-name="fr1" draw:name="gráficos82" text:anchor-type="paragraph" svg:width="1.088cm" svg:height="1.012cm" draw:z-index="76"><draw:image xlink:href="Pictures/100002010000001800000018CF232864.png" xlink:type="simple" xlink:show="embed" xlink:actuate="onLoad"/></draw:frame></text:p>
          </table:table-cell>
          <table:table-cell table:style-name="Tabla1.A2" office:value-type="string">
            <text:p text:style-name="P2">gtk-revert-to-saved-ltr.png</text:p>
          </table:table-cell>
          <table:table-cell table:style-name="Tabla1.D2" office:value-type="string">
            <text:p text:style-name="P4"><draw:frame draw:style-name="fr1" draw:name="gráficos83" text:anchor-type="paragraph" svg:width="1cm" svg:height="0.984cm" draw:z-index="77"><draw:image xlink:href="Pictures/1000020100000018000000188863D4D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revert-to-saved-ltr.png</text:p>
          </table:table-cell>
          <table:table-cell table:style-name="Tabla1.A2" office:value-type="string">
            <text:p text:style-name="P4"><draw:frame draw:style-name="fr1" draw:name="gráficos84" text:anchor-type="paragraph" svg:width="1.088cm" svg:height="1.035cm" draw:z-index="78"><draw:image xlink:href="Pictures/1000020100000018000000188863D4D1.png" xlink:type="simple" xlink:show="embed" xlink:actuate="onLoad"/></draw:frame></text:p>
          </table:table-cell>
          <table:table-cell table:style-name="Tabla1.A2" office:value-type="string">
            <text:p text:style-name="P4">gtk.save.png</text:p>
          </table:table-cell>
          <table:table-cell table:style-name="Tabla1.D2" office:value-type="string">
            <text:p text:style-name="P4"><draw:frame draw:style-name="fr1" draw:name="gráficos85" text:anchor-type="paragraph" svg:width="1cm" svg:height="0.975cm" draw:z-index="79"><draw:image xlink:href="Pictures/1000020100000018000000185E868896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4">gtk-save-as.png</text:p>
          </table:table-cell>
          <table:table-cell table:style-name="Tabla1.A2" office:value-type="string">
            <text:p text:style-name="P4"><draw:frame draw:style-name="fr2" draw:name="gráficos86" text:anchor-type="paragraph" svg:width="1.088cm" svg:height="1.175cm" draw:z-index="80"><draw:image xlink:href="Pictures/10000201000000180000001834EABD0D.png" xlink:type="simple" xlink:show="embed" xlink:actuate="onLoad"/></draw:frame></text:p>
          </table:table-cell>
          <table:table-cell table:style-name="Tabla1.A2" office:value-type="string">
            <text:p text:style-name="P4">gtk-select-all.png</text:p>
          </table:table-cell>
          <table:table-cell table:style-name="Tabla1.D2" office:value-type="string">
            <text:p text:style-name="P4"><draw:frame draw:style-name="fr2" draw:name="gráficos87" text:anchor-type="paragraph" svg:width="1.028cm" svg:height="1.027cm" draw:z-index="81"><draw:image xlink:href="Pictures/1000020100000018000000187763EC8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sort-ascending.png</text:p>
          </table:table-cell>
          <table:table-cell table:style-name="Tabla1.A2" office:value-type="string">
            <text:p text:style-name="P2"><draw:frame draw:style-name="fr1" draw:name="gráficos88" text:anchor-type="paragraph" svg:width="1.058cm" svg:height="0.99cm" draw:z-index="82"><draw:image xlink:href="Pictures/100002010000001800000018BEFB43ED.png" xlink:type="simple" xlink:show="embed" xlink:actuate="onLoad"/></draw:frame></text:p>
          </table:table-cell>
          <table:table-cell table:style-name="Tabla1.A2" office:value-type="string">
            <text:p text:style-name="P2">gtk-sort-descending.png</text:p>
          </table:table-cell>
          <table:table-cell table:style-name="Tabla1.D2" office:value-type="string">
            <text:p text:style-name="P4"><draw:frame draw:style-name="fr1" draw:name="gráficos89" text:anchor-type="paragraph" svg:width="1cm" svg:height="1.108cm" draw:z-index="83"><draw:image xlink:href="Pictures/1000020100000018000000185F1507D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spell-check.png</text:p>
          </table:table-cell>
          <table:table-cell table:style-name="Tabla1.A2" office:value-type="string">
            <text:p text:style-name="P4"><draw:frame draw:style-name="fr1" draw:name="gráficos90" text:anchor-type="paragraph" svg:width="1.058cm" svg:height="1.129cm" draw:z-index="84"><draw:image xlink:href="Pictures/10000201000000180000001830B98992.png" xlink:type="simple" xlink:show="embed" xlink:actuate="onLoad"/></draw:frame></text:p>
          </table:table-cell>
          <table:table-cell table:style-name="Tabla1.A2" office:value-type="string">
            <text:p text:style-name="P4">gtk-stop.png</text:p>
          </table:table-cell>
          <table:table-cell table:style-name="Tabla1.D2" office:value-type="string">
            <text:p text:style-name="P4"><draw:frame draw:style-name="fr3" draw:name="gráficos91" text:anchor-type="paragraph" svg:x="0.503cm" svg:y="0cm" svg:width="0.94cm" svg:height="1.041cm" draw:z-index="85"><draw:image xlink:href="Pictures/1000020100000018000000180FFCBA0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strikethrough.png</text:p>
          </table:table-cell>
          <table:table-cell table:style-name="Tabla1.A2" office:value-type="string">
            <text:p text:style-name="P2"><draw:frame draw:style-name="fr1" draw:name="gráficos92" text:anchor-type="paragraph" svg:width="1.117cm" svg:height="1.298cm" draw:z-index="86"><draw:image xlink:href="Pictures/1000020100000018000000183685E5FC.png" xlink:type="simple" xlink:show="embed" xlink:actuate="onLoad"/></draw:frame></text:p>
          </table:table-cell>
          <table:table-cell table:style-name="Tabla1.A2" office:value-type="string">
            <text:p text:style-name="P2">gtk-underline.png</text:p>
          </table:table-cell>
          <table:table-cell table:style-name="Tabla1.D2" office:value-type="string">
            <text:p text:style-name="P4"><draw:frame draw:style-name="fr1" draw:name="gráficos93" text:anchor-type="paragraph" svg:width="1.058cm" svg:height="1.092cm" draw:z-index="87"><draw:image xlink:href="Pictures/100002010000001800000018219D0542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undo-ltr.png</text:p>
          </table:table-cell>
          <table:table-cell table:style-name="Tabla1.A2" office:value-type="string">
            <text:p text:style-name="P4"><draw:frame draw:style-name="fr1" draw:name="gráficos94" text:anchor-type="paragraph" svg:width="1.088cm" svg:height="1.027cm" draw:z-index="88"><draw:image xlink:href="Pictures/100002010000001800000018CF656FE0.png" xlink:type="simple" xlink:show="embed" xlink:actuate="onLoad"/></draw:frame></text:p>
          </table:table-cell>
          <table:table-cell table:style-name="Tabla1.A2" office:value-type="string">
            <text:p text:style-name="P4">gtk.unindent-ltr.png</text:p>
          </table:table-cell>
          <table:table-cell table:style-name="Tabla1.D2" office:value-type="string">
            <text:p text:style-name="P4"><draw:frame draw:style-name="fr1" draw:name="gráficos95" text:anchor-type="paragraph" svg:width="1.117cm" svg:height="1.115cm" draw:z-index="89"><draw:image xlink:href="Pictures/100002010000001800000018117DEAA5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gtk-undindent-rtl.png</text:p>
          </table:table-cell>
          <table:table-cell table:style-name="Tabla1.A2" office:value-type="string">
            <text:p text:style-name="P4"><draw:frame draw:style-name="fr2" draw:name="gráficos96" text:anchor-type="paragraph" svg:width="1.265cm" svg:height="1.018cm" draw:z-index="90"><draw:image xlink:href="Pictures/1000020100000018000000184B205D26.png" xlink:type="simple" xlink:show="embed" xlink:actuate="onLoad"/></draw:frame></text:p>
          </table:table-cell>
          <table:table-cell table:style-name="Tabla1.A2" office:value-type="string">
            <text:p text:style-name="P2">gtk-zoom-100.png</text:p>
          </table:table-cell>
          <table:table-cell table:style-name="Tabla1.D2" office:value-type="string">
            <text:p text:style-name="P4"><draw:frame draw:style-name="fr3" draw:name="gráficos97" text:anchor-type="paragraph" svg:x="0.503cm" svg:y="0cm" svg:width="1.117cm" svg:height="1.078cm" draw:z-index="91"><draw:image xlink:href="Pictures/1000020100000018000000182986D54C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zoom-fit.png</text:p>
          </table:table-cell>
          <table:table-cell table:style-name="Tabla1.A2" office:value-type="string">
            <text:p text:style-name="P2"><draw:frame draw:style-name="fr2" draw:name="gráficos98" text:anchor-type="paragraph" svg:width="1.177cm" svg:height="1.157cm" draw:z-index="92"><draw:image xlink:href="Pictures/1000020100000018000000189AF75985.png" xlink:type="simple" xlink:show="embed" xlink:actuate="onLoad"/></draw:frame></text:p>
          </table:table-cell>
          <table:table-cell table:style-name="Tabla1.A2" office:value-type="string">
            <text:p text:style-name="P2">gtk-zoom-in-png</text:p>
          </table:table-cell>
          <table:table-cell table:style-name="Tabla1.D2" office:value-type="string">
            <text:p text:style-name="P4"><draw:frame draw:style-name="fr1" draw:name="gráficos99" text:anchor-type="paragraph" svg:width="1.117cm" svg:height="1.245cm" draw:z-index="93"><draw:image xlink:href="Pictures/1000020100000018000000188852F1D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gtk-zoom-out.png</text:p>
          </table:table-cell>
          <table:table-cell table:style-name="Tabla1.A2" office:value-type="string">
            <text:p text:style-name="P2"><draw:frame draw:style-name="fr1" draw:name="gráficos100" text:anchor-type="paragraph" svg:width="1.177cm" svg:height="1.032cm" draw:z-index="94"><draw:image xlink:href="Pictures/10000201000000180000001839909BF1.png" xlink:type="simple" xlink:show="embed" xlink:actuate="onLoad"/></draw:frame>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41:28.37</meta:creation-date>
    <meta:document-statistic meta:table-count="1" meta:image-count="96" meta:object-count="0" meta:page-count="4" meta:paragraph-count="102" meta:word-count="119" meta:character-count="1789"/>
    <dc:date>2013-02-20T10:47:16.96</dc:date>
    <meta:editing-duration>PT5M48S</meta:editing-duration>
    <meta:editing-cycles>1</meta:editing-cycles>
    <meta:generator>OpenOffice.org/3.4.1$Win32 OpenOffice.org_project/341m1$Build-9593</meta:generator>
  </office:meta>
</office:document-meta>
</file>